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68816666666667cm" style:use-optimal-column-width="true"/>
    </style:style>
    <style:style style:name="co2" style:family="table-column">
      <style:table-column-properties fo:break-before="auto" style:column-width="8.61483333333333cm" style:use-optimal-column-width="true"/>
    </style:style>
    <style:style style:name="co3" style:family="table-column">
      <style:table-column-properties fo:break-before="auto" style:column-width="2.032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rderStatu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orderStatusID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code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he order has been requested.</text:p>
          </table:table-cell>
          <table:table-cell office:value-type="string" table:style-name="ce1">
            <text:p>PENDING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he order has been received and added to book stock</text:p>
          </table:table-cell>
          <table:table-cell office:value-type="string" table:style-name="ce1">
            <text:p>RECEIVED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he order has been cancelled</text:p>
          </table:table-cell>
          <table:table-cell office:value-type="string" table:style-name="ce1">
            <text:p>CANCELLED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Smriti</meta:initial-creator>
    <dc:creator>Dell</dc:creator>
    <meta:creation-date>2022-12-13T19:47:37Z</meta:creation-date>
    <dc:date>2022-12-13T19:53:45Z</dc:date>
  </office:meta>
</office:document-meta>
</file>